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FieldSource.FloatFieldSource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FieldSource.cachedFieldSourceEquals( FieldCacheSource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loatFieldSource.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FieldSource.getInne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FieldSource.floatVal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FieldSource.FloatFieldSource( String field , FieldCache . Float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atFieldSource.toString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FieldSource.cachedFieldSource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atFieldSource.getCachedFieldValues( FieldCache cache , String field , Index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